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Features_5f_and_5f_benefits" style:display-name="Features_and_benefits" style:family="table">
      <style:table-properties style:width="17cm" table:align="margins"/>
    </style:style>
    <style:style style:name="Features_5f_and_5f_benefits.A" style:display-name="Features_and_benefits.A" style:family="table-column">
      <style:table-column-properties style:column-width="8.5cm" style:rel-column-width="32767*"/>
    </style:style>
    <style:style style:name="Features_5f_and_5f_benefits.A1" style:display-name="Features_and_benefits.A1" style:family="table-cell">
      <style:table-cell-properties fo:padding="0.097cm" fo:border-left="0.002cm solid #000000" fo:border-right="none" fo:border-top="0.002cm solid #000000" fo:border-bottom="0.002cm solid #000000"/>
    </style:style>
    <style:style style:name="Features_5f_and_5f_benefits.B1" style:display-name="Features_and_benefits.B1" style:family="table-cell">
      <style:table-cell-properties fo:padding="0.097cm" fo:border="0.002cm solid #000000"/>
    </style:style>
    <style:style style:name="Features_5f_and_5f_benefits.A2" style:display-name="Features_and_benefits.A2" style:family="table-cell">
      <style:table-cell-properties fo:padding="0.097cm" fo:border-left="0.002cm solid #000000" fo:border-right="none" fo:border-top="none" fo:border-bottom="0.002cm solid #000000"/>
    </style:style>
    <style:style style:name="Features_5f_and_5f_benefits.B2" style:display-name="Features_and_benefits.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style:font-size-asian="8.75pt" style:font-size-complex="10pt"/>
    </style:style>
    <style:style style:name="P2" style:family="paragraph" style:parent-style-name="Standard">
      <style:text-properties fo:font-size="9pt" style:font-size-asian="9pt" style:font-size-complex="9pt"/>
    </style:style>
    <style:style style:name="P3" style:family="paragraph" style:parent-style-name="Standard">
      <style:paragraph-properties fo:margin-left="1.954cm" fo:margin-right="0cm" fo:text-indent="0cm" style:auto-text-indent="false"/>
      <style:text-properties fo:font-size="9pt" style:font-size-asian="9pt" style:font-size-complex="9pt"/>
    </style:style>
    <style:style style:name="P4" style:family="paragraph" style:parent-style-name="Standard">
      <style:paragraph-properties fo:break-before="page"/>
    </style:style>
    <style:style style:name="P5" style:family="paragraph" style:parent-style-name="Text_20_body" style:list-style-name="L4"/>
    <style:style style:name="P6" style:family="paragraph" style:parent-style-name="Text_20_body">
      <style:text-properties fo:font-size="9pt" style:font-size-asian="9pt" style:font-size-complex="9pt"/>
    </style:style>
    <style:style style:name="P7" style:family="paragraph" style:parent-style-name="Text_20_body" style:list-style-name="L3">
      <style:text-properties fo:font-size="9pt" style:font-size-asian="9pt" style:font-size-complex="9pt"/>
    </style:style>
    <style:style style:name="P8" style:family="paragraph" style:parent-style-name="Text_20_body">
      <style:text-properties fo:font-size="9pt" fo:font-weight="bold" style:font-size-asian="9pt" style:font-size-complex="9pt"/>
    </style:style>
    <style:style style:name="P9" style:family="paragraph" style:parent-style-name="Text_20_body" style:list-style-name="L5"/>
    <style:style style:name="P10" style:family="paragraph" style:parent-style-name="Text_20_body">
      <style:paragraph-properties fo:margin-left="1.954cm" fo:margin-right="0cm" fo:text-indent="0cm" style:auto-text-indent="false"/>
    </style:style>
    <style:style style:name="P11" style:family="paragraph" style:parent-style-name="Text_20_body">
      <style:paragraph-properties fo:margin-left="1.954cm" fo:margin-right="0cm" fo:text-indent="0cm" style:auto-text-indent="false"/>
      <style:text-properties fo:font-size="9pt" style:font-size-asian="9pt" style:font-size-complex="9pt"/>
    </style:style>
    <style:style style:name="P12" style:family="paragraph" style:parent-style-name="Text_20_body" style:list-style-name="L4">
      <style:paragraph-properties fo:margin-top="0cm" fo:margin-bottom="0cm"/>
    </style:style>
    <style:style style:name="P13" style:family="paragraph" style:parent-style-name="Text_20_body" style:list-style-name="L3">
      <style:paragraph-properties fo:margin-top="0cm" fo:margin-bottom="0cm"/>
      <style:text-properties fo:font-size="9pt" style:font-size-asian="9pt" style:font-size-complex="9pt"/>
    </style:style>
    <style:style style:name="P14" style:family="paragraph" style:parent-style-name="Text_20_body" style:list-style-name="L5">
      <style:paragraph-properties fo:margin-top="0cm" fo:margin-bottom="0cm"/>
    </style:style>
    <style:style style:name="P15" style:family="paragraph" style:parent-style-name="Table_20_Heading">
      <style:text-properties fo:font-size="9pt" style:font-size-asian="9pt" style:font-size-complex="9pt"/>
    </style:style>
    <style:style style:name="P16" style:family="paragraph" style:parent-style-name="Heading_20_6">
      <style:paragraph-properties fo:margin-left="2.032cm" fo:margin-right="0cm" fo:text-indent="-0.041cm" style:auto-text-indent="false">
        <style:tab-stops/>
      </style:paragraph-properties>
    </style:style>
    <style:style style:name="P17" style:family="paragraph" style:parent-style-name="Table_20_Contents">
      <style:text-properties fo:font-size="9pt" style:font-size-asian="9pt" style:font-size-complex="9pt"/>
    </style:style>
    <style:style style:name="T1" style:family="text">
      <style:text-properties fo:font-size="9pt" style:font-size-asian="9pt" style:font-size-complex="9pt"/>
    </style:style>
    <style:style style:name="T2" style:family="text">
      <style:text-properties fo:font-size="9pt" fo:font-style="italic" style:font-size-asian="9pt" style:font-size-complex="9pt"/>
    </style:style>
    <style:style style:name="T3" style:family="text">
      <style:text-properties fo:font-size="9pt" fo:font-weight="bold" style:font-size-asian="9pt" style:font-size-complex="9pt"/>
    </style:style>
    <style:style style:name="T4" style:family="text">
      <style:text-properties fo:font-weight="bol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assfish Whitepaper (Stoffsammlung)</text:h>
      <text:h text:style-name="Heading_20_3" text:outline-level="3">1. Glassfish – what is it?</text:h>
      <text:p text:style-name="Standard"><text:span text:style-name="T1">[From wikipedia.org] Glassfish is an open source application server project, led by Sun Microsystems for the Java EE platform. The proprietary version is called </text:span><text:a xlink:type="simple" xlink:href="http://en.wikipedia.org/wiki/Sun_GlassFish_Enterprise_Server"><text:span text:style-name="T1">Sun GlassFish Enterprise Server</text:span></text:a><text:span text:style-name="T1">. GlassFish is </text:span><text:a xlink:type="simple" xlink:href="http://en.wikipedia.org/wiki/Free_software"><text:span text:style-name="T1">free software</text:span></text:a><text:span text:style-name="T1">, </text:span><text:a xlink:type="simple" xlink:href="http://en.wikipedia.org/wiki/Dual-licensing"><text:span text:style-name="T1">dual-licensed</text:span></text:a><text:span text:style-name="T1"> under two </text:span><text:a xlink:type="simple" xlink:href="http://en.wikipedia.org/wiki/Free_software_licence"><text:span text:style-name="T1">free software licences</text:span></text:a><text:span text:style-name="T1">: the </text:span><text:a xlink:type="simple" xlink:href="http://en.wikipedia.org/wiki/Common_Development_and_Distribution_License"><text:span text:style-name="T1">Common Development and Distribution License</text:span></text:a><text:span text:style-name="T1"> (CDDL) and the </text:span><text:a xlink:type="simple" xlink:href="http://en.wikipedia.org/wiki/GNU_General_Public_License"><text:span text:style-name="T1">GNU General Public License</text:span></text:a><text:span text:style-name="T1"> (GPL) with the </text:span><text:a xlink:type="simple" xlink:href="http://en.wikipedia.org/wiki/GPL_linking_exception#The_classpath_exception"><text:span text:style-name="T1">classpath exception</text:span></text:a><text:span text:style-name="T1">. GlassFish is based on </text:span><text:a xlink:type="simple" xlink:href="http://en.wikipedia.org/wiki/Source_code"><text:span text:style-name="T1">source code</text:span></text:a><text:span text:style-name="T1"> released by Sun and </text:span><text:a xlink:type="simple" xlink:href="http://en.wikipedia.org/wiki/Oracle_Corporation"><text:span text:style-name="T1">Oracle Corporation</text:span></text:a><text:span text:style-name="T1">'s </text:span><text:a xlink:type="simple" xlink:href="http://en.wikipedia.org/wiki/TopLink"><text:span text:style-name="T1">TopLink</text:span></text:a><text:span text:style-name="T1"> </text:span><text:a xlink:type="simple" xlink:href="http://en.wikipedia.org/wiki/Persistence_%28computer_science%29"><text:span text:style-name="T1">persistence</text:span></text:a><text:span text:style-name="T1"> system. It uses a derivative of </text:span><text:a xlink:type="simple" xlink:href="http://en.wikipedia.org/wiki/Apache_Tomcat"><text:span text:style-name="T1">Apache Tomcat</text:span></text:a><text:span text:style-name="T1"> as the </text:span><text:a xlink:type="simple" xlink:href="http://en.wikipedia.org/wiki/Servlet"><text:span text:style-name="T1">servlet</text:span></text:a><text:span text:style-name="T1"> container for serving Web content, with an added component called </text:span><text:a xlink:type="simple" xlink:href="http://en.wikipedia.org/w/index.php?title=Grizzly_%28software%29&amp;action=edit&amp;redlink=1"><text:span text:style-name="T2">Grizzly</text:span></text:a><text:span text:style-name="T1"> which uses </text:span><text:a xlink:type="simple" xlink:href="http://en.wikipedia.org/wiki/New_I/O"><text:span text:style-name="T1">Java NIO</text:span></text:a><text:span text:style-name="T1"> for scalability and speed.</text:span></text:p>
      <text:h text:style-name="P16" text:outline-level="6">Brief history</text:h>
      <text:p text:style-name="P1"/>
      <text:p text:style-name="P3">The project was launched on 6 June 2005. On 4 May 2006, Project GlassFish released the first version that supports the Java EE 5 specification.</text:p>
      <text:p text:style-name="P10"><text:span text:style-name="T1">On 8 May 2007 Project </text:span><text:a xlink:type="simple" xlink:href="http://en.wikipedia.org/wiki/SailFin"><text:span text:style-name="T1">SailFin</text:span></text:a><text:span text:style-name="T1"> was announced at </text:span><text:a xlink:type="simple" xlink:href="http://en.wikipedia.org/wiki/JavaOne"><text:span text:style-name="T1">JavaOne</text:span></text:a><text:span text:style-name="T1"> as a sub-project under Project GlassFish. Project SailFin aims to add </text:span><text:a xlink:type="simple" xlink:href="http://en.wikipedia.org/wiki/Session_Initiation_Protocol"><text:span text:style-name="T1">Session Initiation Protocol</text:span></text:a><text:span text:style-name="T1"> (SIP) </text:span><text:a xlink:type="simple" xlink:href="http://en.wikipedia.org/wiki/Servlet"><text:span text:style-name="T1">servlet</text:span></text:a><text:span text:style-name="T1"> functionality to GlassFish.</text:span><text:bookmark text:name="cite_ref-0"/><text:a xlink:type="simple" xlink:href="http://en.wikipedia.org/wiki/GlassFish#cite_note-0"><text:span text:style-name="T1">[1]</text:span></text:a></text:p>
      <text:p text:style-name="P10"><text:span text:style-name="T1">On 17 September 2007 the GlassFish community released version 2 (aka Sun Java System Application Server 9.1) with full enterprise clustering capabilities, </text:span><text:a xlink:type="simple" xlink:href="http://en.wikipedia.org/wiki/Microsoft"><text:span text:style-name="T1">Microsoft</text:span></text:a><text:span text:style-name="T1">-interoperable Web Services.</text:span></text:p>
      <text:p text:style-name="P11">On 21 January 2009 Sun Microsystems and the community released version GlassFish 2.1 (aka Sun GlassFish Enterprise Server 2.1) which serves as the basis for the Sailfin SIP AppServer project (aka Sun Communication Application Server).</text:p>
      <text:p text:style-name="P10"><text:span text:style-name="T1">On 10 December 2009 GlassFish v3 was released. Being the Java EE reference implementation, this was the first application server to completely implement </text:span><text:a xlink:type="simple" xlink:href="http://en.wikipedia.org/w/index.php?title=Java_EE_6&amp;action=edit&amp;redlink=1"><text:span text:style-name="T1">Java EE 6</text:span></text:a><text:span text:style-name="T1"> </text:span><text:a xlink:type="simple" xlink:href="http://jcp.org/en/jsr/detail?id=316"><text:span text:style-name="T1">JSR 316</text:span></text:a><text:span text:style-name="T1">. JSR 316 was however approved with </text:span><text:a xlink:type="simple" xlink:href="http://www.oreillynet.com/onjava/blog/2007/07/jsr_316_java_ee_6_spec_approve_1.html"><text:span text:style-name="T1">reservations</text:span></text:a><text:span text:style-name="T1">. In this version GlassFish adds new features to ease migration from Tomcat to GlassFish.</text:span><text:bookmark text:name="cite_ref-1"/><text:a xlink:type="simple" xlink:href="http://en.wikipedia.org/wiki/GlassFish#cite_note-1"><text:span text:style-name="T1">[2]</text:span></text:a><text:span text:style-name="T1"> The other main new features are around modularity (GlassFish v3 Prelude already shipped with an </text:span><text:a xlink:type="simple" xlink:href="http://en.wikipedia.org/wiki/Apache_Felix"><text:span text:style-name="T1">Apache Felix</text:span></text:a><text:span text:style-name="T1"> </text:span><text:a xlink:type="simple" xlink:href="http://en.wikipedia.org/wiki/OSGi"><text:span text:style-name="T1">OSGi</text:span></text:a><text:span text:style-name="T1"> runtime), startup time (a few seconds), deploy-on-change (provided by NetBeans and Eclipse plugins), and session preservation across redeployments.</text:span><text:bookmark text:name="cite_ref-2"/><text:a xlink:type="simple" xlink:href="http://en.wikipedia.org/wiki/GlassFish#cite_note-2"><text:span text:style-name="T1">[3]</text:span></text:a></text:p>
      <text:p text:style-name="P10"><text:span text:style-name="T1">On 25 March 2010, soon after the acquisition of Sun Microsystems, Oracle issued a </text:span><text:a xlink:type="simple" xlink:href="http://glassfish.org/roadmap"><text:span text:style-name="T1">Roadmap</text:span></text:a><text:span text:style-name="T1"> for versions 3.0.1, 3.1, 3.2 and 4.0 with themes revolving around clustering, virtualization and integration with </text:span><text:a xlink:type="simple" xlink:href="http://en.wikipedia.org/w/index.php?title=Coherence_%28Oracle_software%29&amp;action=edit&amp;redlink=1"><text:span text:style-name="T1">Coherence</text:span></text:a><text:span text:style-name="T1"> and other Oracle technologies. The open source community remains otherwise unaffected.</text:span></text:p>
      <text:h text:style-name="Heading_20_3" text:outline-level="3">2. Glassfish features and benefits</text:h>
      <text:p text:style-name="P2">[From <text:a xlink:type="simple" xlink:href="http://developers.sun.com/appserver/features/index.jsp">http://developers.sun.com/appserver/features/index.jsp</text:a>] </text:p>
      <table:table table:name="Features_and_benefits" table:style-name="Features_5f_and_5f_benefits">
        <table:table-column table:style-name="Features_5f_and_5f_benefits.A" table:number-columns-repeated="2"/>
        <table:table-header-rows>
          <table:table-row>
            <table:table-cell table:style-name="Features_5f_and_5f_benefits.A1" office:value-type="string">
              <text:p text:style-name="P15">Feature</text:p>
            </table:table-cell>
            <table:table-cell table:style-name="Features_5f_and_5f_benefits.B1" office:value-type="string">
              <text:p text:style-name="P15">Benefit</text:p>
            </table:table-cell>
          </table:table-row>
        </table:table-header-rows>
        <table:table-row>
          <table:table-cell table:style-name="Features_5f_and_5f_benefits.A2" office:value-type="string">
            <text:p text:style-name="P17">Java EE 6 compatible </text:p>
          </table:table-cell>
          <table:table-cell table:style-name="Features_5f_and_5f_benefits.B2" office:value-type="string">
            <text:p text:style-name="P17">Implements the latest Java EE 6 technologies that help improve developer efficiency. </text:p>
          </table:table-cell>
        </table:table-row>
        <table:table-row>
          <table:table-cell table:style-name="Features_5f_and_5f_benefits.A2" office:value-type="string">
            <text:p text:style-name="P17">Improves developer productivity </text:p>
          </table:table-cell>
          <table:table-cell table:style-name="Features_5f_and_5f_benefits.B2" office:value-type="string">
            <text:p text:style-name="P17">Increases developer productivity with simplified Java EE APIs and annotations that reduce the amount of code developers need to write. </text:p>
          </table:table-cell>
        </table:table-row>
        <table:table-row>
          <table:table-cell table:style-name="Features_5f_and_5f_benefits.A2" office:value-type="string">
            <text:p text:style-name="P17">Foundation for SOA </text:p>
          </table:table-cell>
          <table:table-cell table:style-name="Features_5f_and_5f_benefits.B2" office:value-type="string">
            <text:p text:style-name="P17">Supports JAX-WS 2.0, JAXB 2.0, and Open ESB, providing an open and extensible architecture for collaboration between integration technology and web services in a service-oriented architecture (SOA). </text:p>
          </table:table-cell>
        </table:table-row>
        <table:table-row>
          <table:table-cell table:style-name="Features_5f_and_5f_benefits.A2" office:value-type="string">
            <text:p text:style-name="P17">Tools integration </text:p>
          </table:table-cell>
          <table:table-cell table:style-name="Features_5f_and_5f_benefits.B2" office:value-type="string">
            <text:p text:style-name="P17">The NetBeans IDE with SOA supports development of Java EE 6 applications (including web modules and EJB 3.0 modules) and provides SOA visual design tools for architects and programmers. </text:p>
          </table:table-cell>
        </table:table-row>
        <table:table-row>
          <table:table-cell table:style-name="Features_5f_and_5f_benefits.A2" office:value-type="string">
            <text:p text:style-name="P17">Open source </text:p>
          </table:table-cell>
          <table:table-cell table:style-name="Features_5f_and_5f_benefits.B2" office:value-type="string">
            <text:p text:style-name="Table_20_Contents"><text:span text:style-name="T1">The code for Sun GlassFish Enterprise Server is 100 percent derived from the </text:span><text:a xlink:type="simple" xlink:href="https://glassfish.dev.java.net/" office:target-frame-name="_blank" xlink:show="new"><text:span text:style-name="T1">GlassFish</text:span></text:a><text:span text:style-name="T1"> application server. </text:span></text:p>
          </table:table-cell>
        </table:table-row>
      </table:table>
      <text:p text:style-name="P2"/>
      <text:p text:style-name="P2">Another major benefit are the sun (oracle) typical and very well product documentation, examples, white papers, case studies, community, ...</text:p>
      <text:p text:style-name="Standard"/>
      <text:p text:style-name="Standard"><text:span text:style-name="T1"><text:line-break/></text:span></text:p>
      <text:p text:style-name="P4"><text:span text:style-name="T1">[From: </text:span><text:a xlink:type="simple" xlink:href="http://glassfish.java.net/public/faq/GF_FAQ_2.html#Why_use"><text:span text:style-name="T1">http://glassfish.java.net/public/faq/GF_FAQ_2.html#Why_use</text:span></text:a><text:span text:style-name="T1">]</text:span></text:p>
      <text:p text:style-name="P8">Q:<text:bookmark text:name="Why_use"/> Why use GlassFish?</text:p>
      <text:p text:style-name="P6"><text:span text:style-name="T4">The GlassFish community implements an open source Java EE 5 application server.  GlassFish is a robust, commercial, production quality, compatible application server that is free for development, deployment, and redistribution.  Here is a list of reasons why to use GlassFish.</text:span></text:p>
      <text:list xml:id="list1084336125" text:style-name="L5">
        <text:list-item>
          <text:p text:style-name="P9"><text:span text:style-name="T3">GlassFish is an </text:span><text:a xlink:type="simple" xlink:href="http://blogs.sun.com/roller/page/theaquarium?entry=glassfish_distribution_license"><text:span text:style-name="T3">Open Source</text:span></text:a><text:span text:style-name="T3">, </text:span><text:a xlink:type="simple" xlink:href="http://blogs.sun.com/roller/page/theaquarium?entry=glassfish_community_awards"><text:span text:style-name="T3">Community Based</text:span></text:a><text:span text:style-name="T3"> implementation of </text:span><text:a xlink:type="simple" xlink:href="http://www.oracle.com/technetwork/java/javaee/overview/index.html"><text:span text:style-name="T3">Java EE 5</text:span></text:a><text:span text:style-name="T3">. </text:span></text:p>
        </text:list-item>
        <text:list-item>
          <text:p text:style-name="P9"><text:span text:style-name="T3">Java EE 5 is a huge improvement over earlier J2EE versions (</text:span><text:a xlink:type="simple" xlink:href="http://blogs.sun.com/roller/page/theaquarium?entry=javaone_2006_technical_keynotes"><text:span text:style-name="T3">J1 Keynotes</text:span></text:a><text:span text:style-name="T3">). </text:span></text:p>
        </text:list-item>
        <text:list-item>
          <text:p text:style-name="P9"><text:span text:style-name="T3">GlassFish is </text:span><text:a xlink:type="simple" xlink:href="http://blogs.sun.com/roller/page/theaquarium?entry=glassfish_quality_portal"><text:span text:style-name="T3">Production Quality</text:span></text:a><text:span text:style-name="T3">, has very </text:span><text:a xlink:type="simple" xlink:href="http://blogs.sun.com/roller/page/theaquarium?entry=glassfish_specjappserver2004_results_posted"><text:span text:style-name="T3">Good Performance</text:span></text:a><text:span text:style-name="T3"> and is  </text:span><text:a xlink:type="simple" xlink:href="http://weblogs.java.net/blog/jfarcand/archive/2006/03/can_a_grizzly_r.html"><text:span text:style-name="T3">scalable</text:span></text:a></text:p>
        </text:list-item>
        <text:list-item>
          <text:p text:style-name="P9"><text:span text:style-name="T3">GlassFish is delivered in </text:span><text:a xlink:type="simple" xlink:href="http://www.sun.com/software/products/appsrvr_pe/index.xml"><text:span text:style-name="T3">SJS AS 9.0</text:span></text:a><text:span text:style-name="T3">, </text:span><text:a xlink:type="simple" xlink:href="http://java.sun.com/javaee/downloads/index.jsp"><text:span text:style-name="T3">Java EE 5 SDK</text:span></text:a><text:span text:style-name="T3">, and </text:span><text:a xlink:type="simple" xlink:href="http://www.netbeans.info/downloads/download.php?type=5.5b"><text:span text:style-name="T3">NetBeans 5.5</text:span></text:a><text:span text:style-name="T3">. </text:span></text:p>
        </text:list-item>
        <text:list-item>
          <text:p text:style-name="P9"><text:span text:style-name="T3">GlassFish has already affected </text:span><text:a xlink:type="simple" xlink:href="http://blogs.sun.com/roller/page/theaquarium?entry=glassfish_marketshare"><text:span text:style-name="T3">adoption</text:span></text:a><text:span text:style-name="T3"> and is getting analyst attention [</text:span><text:a xlink:type="simple" xlink:href="http://blogs.sun.com/roller/page/theaquarium?entry=second_report_on_glassfish_by"><text:span text:style-name="T3">1</text:span></text:a><text:span text:style-name="T3">], [</text:span><text:a xlink:type="simple" xlink:href="http://blogs.sun.com/roller/page/theaquarium?entry=rich_current_analysis_on_java"><text:span text:style-name="T3">2</text:span></text:a><text:span text:style-name="T3">]. </text:span></text:p>
        </text:list-item>
        <text:list-item>
          <text:p text:style-name="P9"><text:span text:style-name="T3">GlassFish is used by other groups like in </text:span><text:a xlink:type="simple" xlink:href="http://www.tmax.co.kr/tmax/menu/contentView.do?&amp;menuCode=PDJUJE"><text:span text:style-name="T3">JEUS 6 Preview from TMaxSoft</text:span></text:a><text:span text:style-name="T3">. </text:span></text:p>
        </text:list-item>
        <text:list-item>
          <text:p text:style-name="P9"><text:span text:style-name="T3">GlassFish has many goodies, including </text:span><text:a xlink:type="simple" xlink:href="http://developers.sun.com/prodtech/javadb/"><text:span text:style-name="T3">Java DB</text:span></text:a><text:span text:style-name="T3">,  </text:span><text:a xlink:type="simple" xlink:href="http://java.sun.com/reference/blueprints/"><text:span text:style-name="T3">Java Blueprints and AJAX examples</text:span></text:a><text:span text:style-name="T3"> and </text:span><text:a xlink:type="simple" xlink:href="http://java.sun.com/javaee/reference/code/"><text:span text:style-name="T3">samples</text:span></text:a></text:p>
        </text:list-item>
        <text:list-item>
          <text:p text:style-name="P9"><text:span text:style-name="T3">GlassFish is committed to </text:span><text:a xlink:type="simple" xlink:href="http://blogs.sun.com/roller/page/theaquarium?entry=list_of_applications_and_frameworks"><text:span text:style-name="T3">your favorite framework and application</text:span></text:a><text:span text:style-name="T3">. </text:span></text:p>
        </text:list-item>
        <text:list-item>
          <text:p text:style-name="P14"><text:span text:style-name="T3">GlassFish has extensive </text:span><text:a xlink:type="simple" xlink:href="http://glassfish.java.net/javaee5/docs/DocsIndex.html"><text:span text:style-name="T3">documentation</text:span></text:a><text:span text:style-name="T3">. </text:span></text:p>
        </text:list-item>
        <text:list-item>
          <text:p text:style-name="P9"><text:span text:style-name="T3">GlassFish has </text:span><text:a xlink:type="simple" xlink:href="http://blogs.sun.com/roller/page/theaquarium?entry=migration_tool_for_project_glassfish"><text:span text:style-name="T3">migration tool support</text:span></text:a><text:span text:style-name="T3"> </text:span></text:p>
        </text:list-item>
        <text:list-item>
          <text:p text:style-name="P9"><text:span text:style-name="T3">GlassFish has a  production quality </text:span><text:a xlink:type="simple" xlink:href="http://download.java.net/javaee5/screencasts/admin-console/"><text:span text:style-name="T3">administration console</text:span></text:a><text:span text:style-name="T3"> and </text:span><text:a xlink:type="simple" xlink:href="http://blogs.sun.com/roller/page/theaquarium?entry=glassfish_with_ecc_eliptic_curve"><text:span text:style-name="T3">security</text:span></text:a><text:span text:style-name="T3"> support</text:span></text:p>
        </text:list-item>
        <text:list-item>
          <text:p text:style-name="P9"><text:span text:style-name="T3">GlassFish is at the forefront of </text:span><text:a xlink:type="simple" xlink:href="http://blogs.sun.com/roller/page/theaquarium?entry=jpa_delivers_portability_kodo_weblogic"><text:span text:style-name="T3">JPA adoption</text:span></text:a><text:span text:style-name="T3">. </text:span></text:p>
        </text:list-item>
        <text:list-item>
          <text:p text:style-name="P9"><text:span text:style-name="T3">GlassFish Web Services stack is very good and it is getting </text:span><text:a xlink:type="simple" xlink:href="http://blogs.sun.com/roller/page/theaquarium?entry=more_on_the_improved_jax"><text:span text:style-name="T3">better</text:span></text:a><text:span text:style-name="T3"> and </text:span><text:a xlink:type="simple" xlink:href="http://blogs.sun.com/roller/page/theaquarium?entry=project_tango_is_live"><text:span text:style-name="T3">better</text:span></text:a><text:span text:style-name="T3">. </text:span></text:p>
        </text:list-item>
        <text:list-item>
          <text:p text:style-name="P9"><text:span text:style-name="T3">GlassFish's </text:span><text:a xlink:type="simple" xlink:href="http://onesearch.sun.com/search/blog/index.jsp?qt=grizzly&amp;weblog=theaquarium&amp;enableWeblog=true&amp;cs=false&amp;rt=true&amp;rf=1"><text:span text:style-name="T3">Grizzly</text:span></text:a><text:span text:style-name="T3"> delivers top Web Tier performance and flexibility. </text:span></text:p>
        </text:list-item>
        <text:list-item>
          <text:p text:style-name="P9"><text:span text:style-name="T3">GlassFish has </text:span><text:a xlink:type="simple" xlink:href="http://blogs.sun.com/roller/page/theaquarium?entry=promotion_on_developer_support_for"><text:span text:style-name="T3">Developer Support</text:span></text:a><text:span text:style-name="T3">, </text:span><text:a xlink:type="simple" xlink:href="http://developers.sun.com/services/"><text:span text:style-name="T3">Software Services</text:span></text:a><text:span text:style-name="T3">, </text:span><text:a xlink:type="simple" xlink:href="http://blogs.sun.com/roller/page/theaquarium?entry=free_web_class_on_sjs"><text:span text:style-name="T3">Training</text:span></text:a><text:span text:style-name="T3">, </text:span><text:a xlink:type="simple" xlink:href="http://www.javapassion.com/"><text:span text:style-name="T3">classes</text:span></text:a><text:span text:style-name="T3">, </text:span><text:a xlink:type="simple" xlink:href="http://forums.java.net/jive/forum.jspa?forumID=56"><text:span text:style-name="T3">forums</text:span></text:a><text:span text:style-name="T3">, </text:span><text:a xlink:type="simple" xlink:href="http://blogs.sun.com/roller/page/theaquarium"><text:span text:style-name="T3">blogs</text:span></text:a><text:span text:style-name="T3"> and more. </text:span></text:p>
        </text:list-item>
        <text:list-item>
          <text:p text:style-name="P9"><text:span text:style-name="T3">GlassFish supports </text:span><text:a xlink:type="simple" xlink:href="http://onesearch.sun.com/search/blog/index.jsp?charset=utf-8&amp;col=blog&amp;qt=AJAX&amp;weblog=theaquarium&amp;cs=false&amp;rt=true&amp;rf=1"><text:span text:style-name="T3">AJAX</text:span></text:a><text:span text:style-name="T3"> and </text:span><text:a xlink:type="simple" xlink:href="http://onesearch.sun.com/search/blog/index.jsp?qt=Scripting&amp;weblog=theaquarium&amp;enableWeblog=true&amp;cs=false&amp;rt=true&amp;rf=1"><text:span text:style-name="T3">Scripting</text:span></text:a><text:span text:style-name="T3">. </text:span></text:p>
        </text:list-item>
        <text:list-item>
          <text:p text:style-name="P9"><text:span text:style-name="T3">GlassFish has platform and tool </text:span><text:a xlink:type="simple" xlink:href="http://java.sun.com/developer/technicalArticles/WebServices/soa3/"><text:span text:style-name="T3">SOA support</text:span></text:a><text:span text:style-name="T3">, including JBI and BPEL. </text:span></text:p>
        </text:list-item>
        <text:list-item>
          <text:p text:style-name="P9"><text:span text:style-name="T3">GlassFish is used directly for the </text:span><text:a xlink:type="simple" xlink:href="http://www.jcp.org/en/jsr/detail?id=244"><text:span text:style-name="T3">official</text:span></text:a><text:span text:style-name="T3"> Reference Implementation of Java EE 5. </text:span></text:p>
        </text:list-item>
        <text:list-item>
          <text:p text:style-name="P9"><text:span text:style-name="T3">GlassFish is </text:span><text:span text:style-name="Emphasis"><text:span text:style-name="T3">the</text:span></text:span><text:span text:style-name="T3"> code base for the Sun Java System Application Server. </text:span></text:p>
        </text:list-item>
        <text:list-item>
          <text:p text:style-name="P9"><text:span text:style-name="T3">GlassFish will incorporate the enterprise features available today in </text:span><text:a xlink:type="simple" xlink:href="http://blogs.sun.com/roller/page/theaquarium?entry=glassfish_s_elder_sun_java"><text:span text:style-name="T3">SJS AS 8.x</text:span></text:a><text:span text:style-name="T3">. </text:span></text:p>
        </text:list-item>
        <text:list-item>
          <text:p text:style-name="P9"><text:span text:style-name="T3">Many components are in the </text:span><text:a xlink:type="simple" xlink:href="http://blogs.sun.com/roller/page/theaquarium?entry=more_maven_updates"><text:span text:style-name="T3">Maven Repository</text:span></text:a><text:span text:style-name="T3">; and more soon. </text:span></text:p>
        </text:list-item>
        <text:list-item>
          <text:p text:style-name="P9"><text:span text:style-name="T3">We are already working on the </text:span><text:a xlink:type="simple" xlink:href="http://blogs.sun.com/roller/page/theaquarium?entry=glassfish_v2_b04_available"><text:span text:style-name="T3">next releases</text:span></text:a><text:span text:style-name="T3"> (</text:span><text:a xlink:type="simple" xlink:href="http://blogs.sun.com/roller/page/theaquarium?entry=more_productive_better_error_messages"><text:span text:style-name="T3">more</text:span></text:a><text:span text:style-name="T3">). </text:span></text:p>
        </text:list-item>
        <text:list-item>
          <text:p text:style-name="P9"><text:span text:style-name="T3">See some great </text:span><text:a xlink:type="simple" xlink:href="http://java.sun.com/javaee/overview/testimonials.jsp"><text:span text:style-name="T3">testimonials</text:span></text:a><text:span text:style-name="T3"> </text:span></text:p>
        </text:list-item>
      </text:list>
      <text:h text:style-name="Heading_20_3" text:outline-level="3">3. Glassfish vs JBoss</text:h>
      <text:p text:style-name="Standard"><text:span text:style-name="T1">[From: </text:span><text:a xlink:type="simple" xlink:href="http://www.computerwoche.de/software/software-infrastruktur/1873146/index6.html"><text:span text:style-name="T1">http://www.computerwoche.de/software/software-infrastruktur/1873146/index6.html</text:span></text:a><text:span text:style-name="T1">]</text:span></text:p>
      <text:p text:style-name="Text_20_body"><text:span text:style-name="T1">Der schärfste Konkurrent von JBoss ist </text:span><text:a xlink:type="simple" xlink:href="http://www.computerwoche.de/knowledge_center/linux/583572/" office:target-frame-name="_blank" xlink:show="new"><text:span text:style-name="T1">GlassFish</text:span></text:a><text:span text:style-name="T1"> beziehungsweise der Sun Java System Application </text:span><text:a xlink:type="simple" xlink:href="http://www.computerwoche.de/knowledge_center/datacenter_server/" office:target-frame-name="_blank" xlink:show="new"><text:span text:style-name="T1">Server</text:span></text:a><text:span text:style-name="T1">. Immer noch ist Sun mit diesem Produkt der klare Markführer, nirgendwo sind die Standards so exakt und effizient implementiert. GlassFish zählt neben </text:span><text:a xlink:type="simple" xlink:href="http://www.netbeans.org/" office:target-frame-name="_blank" xlink:show="new"><text:span text:style-name="T1">NetBeans</text:span></text:a><text:span text:style-name="T1"> und </text:span><text:a xlink:type="simple" xlink:href="http://openjdk.java.net/" office:target-frame-name="_blank" xlink:show="new"><text:span text:style-name="T1">OpenJDK</text:span></text:a><text:span text:style-name="T1"> zu den Open-Source-Produkten, die Sun vormals als proprietäre Lösungen angeboten hatte. Hinzu gesellt sich seit einiger Zeit mit </text:span><text:a xlink:type="simple" xlink:href="http://www.computerwoche.de/knowledge_center/software/591560/" office:target-frame-name="_blank" xlink:show="new"><text:span text:style-name="T1">MySQL</text:span></text:a><text:span text:style-name="T1"> noch ein Datenbank-Server, sodass ein kompletter Application-Stack entsteht. GlassFish nutzt eine überarbeitete Fassung von Tomcat als Web-Container, die konsequent auf Geschwindigkeit optimiert wurde. GlassFish v2 UR2 gibt es daher in separaten Paketen für Solaris (Sparc und x86), </text:span><text:a xlink:type="simple" xlink:href="http://www.computerwoche.de/schwerpunkt/l/Linux.html" office:target-frame-name="_blank" xlink:show="new"><text:span text:style-name="T1">Linux</text:span></text:a><text:span text:style-name="T1">, </text:span><text:a xlink:type="simple" xlink:href="http://www.computerwoche.de/schwerpunkt/w/Windows.html" office:target-frame-name="_blank" xlink:show="new"><text:span text:style-name="T1">Windows</text:span></text:a><text:span text:style-name="T1">, MacOS und AIX - für jedes Betriebssystem steht ein eigener Installer bereit, der auf ein korrekt installiertes JDK prüft und alles für GlassFish einrichtet.</text:span></text:p>
      <text:p text:style-name="Text_20_body"><text:span text:style-name="T1">Mit knapp 50 MB ist die Linux-Ausgabe der schlankste vollwertige Application-Server mit komplettem Support für Java EE 5. Das Web-Interface ist sehr gut und reagiert am schnellsten - wenn es auch manchmal einen unnötigen Neustart des Application-Server durch hängende Prozesse im Web-Interface verursacht. Ähnlich Geronimo integriert der Application-Server selbst eine Datenbank-Lösung, die JavaDB. Diese ist aber kein komplett eigenständiges Produkt, sondern nur ein Derivat von Apache Derby. Interessant ist an GlassFish beziehungsweise dem Sun-Pendant auch das TopLink-Framework, mit dem die Persistenz von Objekten auf Datenbanken und in (XML-)Dateien erreicht wird. Es wurde von </text:span><text:a xlink:type="simple" xlink:href="http://www.computerwoche.de/schwerpunkt/o/Oracle.html" office:target-frame-name="_blank" xlink:show="new"><text:span text:style-name="T1">Oracle</text:span></text:a><text:span text:style-name="T1"> zum Projekt beigesteuert und wird aktiv weiterentwickelt.<text:line-break/></text:span><text:soft-page-break/><text:span text:style-name="T1">[From: </text:span><text:a xlink:type="simple" xlink:href="http://weblogs.java.net/blog/arungupta/archive/2007/06/why_glassfish_o.html"><text:span text:style-name="T1">http://weblogs.java.net/blog/arungupta/archive/2007/06/why_glassfish_o.html</text:span></text:a><text:span text:style-name="T1">]</text:span></text:p>
      <text:p text:style-name="Standard"><text:span text:style-name="T1">A </text:span><text:a xlink:type="simple" xlink:href="http://forums.java.net/jive/thread.jspa?threadID=27795"><text:span text:style-name="T1">lively discussion</text:span></text:a><text:span text:style-name="T1"> happened on </text:span><text:a xlink:type="simple" xlink:href="http://forums.java.net/jive/forum.jspa?forumID=56&amp;start=0"><text:span text:style-name="T1">GlassFish Forums</text:span></text:a><text:span text:style-name="T1"> where a user asked for pros/cons for GlassFish vs JBoss. A </text:span><text:a xlink:type="simple" xlink:href="http://forums.java.net/jive/profile.jspa?userID=6350"><text:span text:style-name="T1">community user</text:span></text:a><text:span text:style-name="T1"> </text:span><text:a xlink:type="simple" xlink:href="http://forums.java.net/jive/message.jspa?messageID=223382#223382"><text:span text:style-name="T1">explained</text:span></text:a><text:span text:style-name="T1"> his reasons to choose GlassFish over JBoss. Here are they key points:</text:span></text:p>
      <text:list xml:id="list1377647713" text:style-name="L3">
        <text:list-item>
          <text:p text:style-name="P13">Admin GUI and CLI alone are true differentiators. </text:p>
        </text:list-item>
        <text:list-item>
          <text:p text:style-name="P13">Java EE5 with EJB3 is much better to work with and GlassFish is JavaEE5 compatible, of course it's the Reference Implementation as well. </text:p>
        </text:list-item>
        <text:list-item>
          <text:p text:style-name="P13">Seamless integration with NetBeans. </text:p>
        </text:list-item>
        <text:list-item>
          <text:p text:style-name="P7">Solid and consolidated documentation. </text:p>
        </text:list-item>
      </text:list>
      <text:p text:style-name="Text_20_body"><text:span text:style-name="T1">Some </text:span><text:a xlink:type="simple" xlink:href="http://forums.java.net/jive/message.jspa?messageID=223609#223609"><text:span text:style-name="T1">other quotes</text:span></text:a><text:span text:style-name="T1"> are:</text:span></text:p>
      <text:list xml:id="list438692934" text:style-name="L4">
        <text:list-item>
          <text:p text:style-name="P12"><text:span text:style-name="T1">"</text:span><text:span text:style-name="Citation"><text:span text:style-name="T1">overall GF is just plain easier to use and that's my major pain point.</text:span></text:span><text:span text:style-name="T1">" </text:span></text:p>
        </text:list-item>
        <text:list-item>
          <text:p text:style-name="P12"><text:span text:style-name="T1">"</text:span><text:span text:style-name="Citation"><text:span text:style-name="T1">The new clustering looks spectacular</text:span></text:span><text:span text:style-name="T1">" </text:span></text:p>
        </text:list-item>
        <text:list-item>
          <text:p text:style-name="P12"><text:span text:style-name="T1">"</text:span><text:span text:style-name="Citation"><text:span text:style-name="T1">GF is really a joy to work with and we haven't had any major problem using it</text:span></text:span><text:span text:style-name="T1">" </text:span></text:p>
        </text:list-item>
        <text:list-item>
          <text:p text:style-name="P12"><text:span text:style-name="T1">"</text:span><text:span text:style-name="Citation"><text:span text:style-name="T1">you will be up to speed and productive more quickly on GF than JBoss, and just as important, you will stay that way</text:span></text:span><text:span text:style-name="T1">" </text:span></text:p>
        </text:list-item>
        <text:list-item>
          <text:p text:style-name="P12"><text:span text:style-name="T1">"</text:span><text:span text:style-name="Citation"><text:span text:style-name="T1">because of JEE 5, EJB3, and the JPA, and leveraging that technology, our applications run better, and are easier to maintain. GF is not the sole perveyor of such technology, but the combination and integration of the whole thing: GF, NB, EJB3, and the low learning curve and overall ease of use makes the entire package a "performance win" for our apps as is</text:span></text:span><text:span text:style-name="T1">" </text:span></text:p>
        </text:list-item>
        <text:list-item>
          <text:p text:style-name="P5"><text:span text:style-name="T1">"</text:span><text:span text:style-name="Citation"><text:span text:style-name="T1">The best part is the server is handling more and more of the stuff we need to do and we have to work around it less and less.</text:span></text:span><text:span text:style-name="T1">" </text:span></text:p>
        </text:list-item>
      </text:list>
      <text:p text:style-name="Text_20_body"><text:span text:style-name="T1">And if these are not enough for you to choose GlassFish, here is a more detailed list of </text:span><text:a xlink:type="simple" xlink:href="https://glassfish.dev.java.net/public/faq/GF_FAQ_2.html#Why_use"><text:span text:style-name="T1">Why Use GlassFish ?</text:span></text:a><text:span text:style-name="T1">.</text:span></text:p>
      <text:p text:style-name="P6">And we see GlassFish as "GlassFish is WebLogic Features and Performance at JBoss's price" except we are shooting for better Features and Performance than WebLogic!</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 Öllerer</meta:initial-creator>
    <meta:creation-date>2011-01-05T11:03:59</meta:creation-date>
    <meta:document-statistic meta:table-count="1" meta:image-count="0" meta:object-count="0" meta:page-count="3" meta:paragraph-count="70" meta:word-count="1319" meta:character-count="8754"/>
    <dc:date>2011-01-05T11:23:30</dc:date>
    <dc:creator>Christoph Öllerer</dc:creator>
    <meta:editing-duration>PT00H04M10S</meta:editing-duration>
    <meta:editing-cycles>1</meta:editing-cycles>
    <meta:generator>OpenOffice.org/3.2$Unix OpenOffice.org_project/320m12$Build-9483</meta:generator>
  </office:meta>
</office:document-meta>
</file>